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2.042cm"/>
    </style:style>
    <style:style style:name="gr4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end="Arrowheads_20_1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000000" draw:marker-end="Arrowheads_20_1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1cm"/>
    </style:style>
    <style:style style:name="gr10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svg:stroke-color="#333333" draw:fill="solid" draw:fill-color="#0047ff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stroke-dash="Ultrafine_20_Dashed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svg:stroke-color="#00008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ffffff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86cm" svg:height="3.384cm" svg:x="1.384cm" svg:y="23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335cm" svg:height="1.941cm" svg:x="0.735cm" svg:y="0.725cm">
          <draw:text-box>
            <text:p><text:span text:style-name="T1">MoveIt</text:span></text:p>
            <text:p><text:span text:style-name="T2">Benchmarking</text:span></text:p>
          </draw:text-box>
        </draw:frame>
        <draw:frame draw:style-name="gr3" draw:layer="layout" svg:width="8.51cm" svg:height="0.992cm" svg:x="1.175cm" svg:y="22.86cm">
          <draw:text-box>
            <text:p><text:span text:style-name="T3">Legend</text:span></text:p>
          </draw:text-box>
        </draw:frame>
        <draw:custom-shape draw:style-name="gr4" draw:text-style-name="P3" draw:layer="layout" svg:width="3.645cm" svg:height="1.14cm" svg:x="2.368cm" svg:y="24.123cm">
          <text:p text:style-name="P1"><text:span text:style-name="T4">Execu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646cm" svg:height="1.191cm" svg:x="2.34cm" svg:y="25.501cm">
          <text:p text:style-name="P1"><text:span text:style-name="T5">Data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6.491cm" svg:y1="24.578cm" svg:x2="8.521cm" svg:y2="24.578cm">
          <text:p/>
        </draw:line>
        <draw:line draw:style-name="gr7" draw:text-style-name="P1" draw:layer="layout" svg:x1="6.492cm" svg:y1="25.219cm" svg:x2="8.522cm" svg:y2="25.219cm">
          <text:p/>
        </draw:line>
        <draw:frame draw:style-name="gr8" draw:text-style-name="P5" draw:layer="layout" svg:width="4.754cm" svg:height="0.679cm" svg:x="8.985cm" svg:y="24.239cm">
          <draw:text-box>
            <text:p><text:span text:style-name="T6">Recommended Sequence</text:span></text:p>
          </draw:text-box>
        </draw:frame>
        <draw:frame draw:style-name="gr9" draw:text-style-name="P5" draw:layer="layout" svg:width="3.707cm" svg:height="0.679cm" svg:x="8.985cm" svg:y="24.88cm">
          <draw:text-box>
            <text:p><text:span text:style-name="T6">Optional Sequences</text:span></text:p>
          </draw:text-box>
        </draw:frame>
        <draw:frame draw:style-name="gr2" draw:text-style-name="P6" draw:layer="layout" svg:width="3.175cm" svg:height="1.045cm" svg:x="24.13cm" svg:y="0.752cm">
          <draw:text-box>
            <text:p text:style-name="P6"><text:span text:style-name="T7">31 Mar 2013</text:span></text:p>
          </draw:text-box>
        </draw:frame>
        <draw:custom-shape draw:style-name="gr4" draw:text-style-name="P3" xml:id="id6" draw:id="id6" draw:layer="layout" svg:width="5.08cm" svg:height="2.54cm" svg:x="7.99cm" svg:y="9.23cm">
          <text:p text:style-name="P1"><text:span text:style-name="T4">Rviz Motion Planning Plugin</text:span></text:p>
          <text:p text:style-name="P1"><text:span text:style-name="T8">GUI for creating planning scenes with obstacles, saving robot start and goal stat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5.08cm" svg:height="2.54cm" svg:x="15.114cm" svg:y="4.885cm">
          <text:p text:style-name="P1"><text:span text:style-name="T4">Warehouse</text:span></text:p>
          <text:p text:style-name="P1"><text:span text:style-name="T8">Stores planning scenes, robot states, start and goal quer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1" draw:id="id11" draw:layer="layout" svg:width="5.08cm" svg:height="2.54cm" svg:x="12.065cm" svg:y="19.05cm">
          <text:p text:style-name="P1"><text:span text:style-name="T4">Benchmark Server</text:span></text:p>
          <text:p text:style-name="P1"><text:span text:style-name="T8">Provides services to benchmark planners with the appropriate setting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7" draw:id="id7" draw:layer="layout" svg:width="5.08cm" svg:height="2.54cm" svg:x="19.82cm" svg:y="8.49cm">
          <text:p text:style-name="P1"><text:span text:style-name="T4">Benchmarking Tool</text:span></text:p>
          <text:p text:style-name="P1"><text:span text:style-name="T8">GUI for creating benchmark .config files using scenes, start states and queries from the warehouse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3" draw:id="id13" draw:layer="layout" svg:width="5.08cm" svg:height="2.54cm" svg:x="18.415cm" svg:y="21.59cm">
          <text:p text:style-name="P1"><text:span text:style-name="T4">Benchmark Result Visualizer</text:span></text:p>
          <text:p text:style-name="P1"><text:span text:style-name="T8">Script for creating PDF plots from .log file results from the benchmark serv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5.08cm" svg:height="2.54cm" svg:x="7.99cm" svg:y="2.98cm">
          <text:p text:style-name="P1"><text:span text:style-name="T4">Warehouse Import From Text</text:span></text:p>
          <text:p text:style-name="P1"><text:span text:style-name="T8">Tool to import queries from a text file to the warehouse databas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5.08cm" svg:height="2.54cm" svg:x="7.99cm" svg:y="6.155cm">
          <text:p text:style-name="P1"><text:span text:style-name="T4">Warehouse Save As Text</text:span></text:p>
          <text:p text:style-name="P1"><text:span text:style-name="T8">Tool to export queries from the warehouse database to a text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978cm" svg:height="1.095cm" svg:x="17.165cm" svg:y="12.17cm">
          <text:p text:style-name="P1"><text:span text:style-name="T9">.</text:span><text:span text:style-name="T5">cfg</text:span><text:span text:style-name="T9"> </text:span></text:p>
          <text:p text:style-name="P1"><text:span text:style-name="T9">Benchmark Config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2" draw:id="id12" draw:layer="layout" svg:width="4.978cm" svg:height="1.095cm" svg:x="18.466cm" svg:y="19.685cm">
          <text:p text:style-name="P1"><text:span text:style-name="T9">.</text:span><text:span text:style-name="T5">log</text:span><text:span text:style-name="T9"> </text:span></text:p>
          <text:p text:style-name="P1"><text:span text:style-name="T9">Benchmark Results Fi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4" draw:id="id14" draw:layer="layout" svg:width="4.978cm" svg:height="1.095cm" svg:x="18.466cm" svg:y="24.94cm">
          <text:p text:style-name="P1"><text:span text:style-name="T9">.</text:span><text:span text:style-name="T5">pdf</text:span><text:span text:style-name="T9"> </text:span></text:p>
          <text:p text:style-name="P1"><text:span text:style-name="T9">Benchmark Plo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4.978cm" svg:height="1.095cm" svg:x="0.787cm" svg:y="7.325cm">
          <text:p text:style-name="P1"><text:span text:style-name="T5">.queries</text:span><text:span text:style-name="T9"> </text:span></text:p>
          <text:p text:style-name="P1"><text:span text:style-name="T9">Start and Queries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4.978cm" svg:height="1.095cm" svg:x="0.787cm" svg:y="5.88cm">
          <text:p text:style-name="P1"><text:span text:style-name="T5">.scene</text:span><text:span text:style-name="T9"> </text:span></text:p>
          <text:p text:style-name="P1"><text:span text:style-name="T9">Planning Scene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5.765cm" svg:y1="6.427cm" svg:x2="7.99cm" svg:y2="4.25cm" draw:start-shape="id1" draw:start-glue-point="1" draw:end-shape="id2" svg:d="m5765 6427 2225-2177" svg:viewBox="0 0 2226 2178">
          <text:p/>
        </draw:connector>
        <draw:connector draw:style-name="gr10" draw:text-style-name="P1" draw:layer="layout" draw:type="line" svg:x1="5.765cm" svg:y1="7.872cm" svg:x2="7.99cm" svg:y2="4.25cm" draw:start-shape="id3" draw:start-glue-point="1" draw:end-shape="id2" draw:end-glue-point="3" svg:d="m5765 7872 2225-3622" svg:viewBox="0 0 2226 3623">
          <text:p/>
        </draw:connector>
        <draw:connector draw:style-name="gr10" draw:text-style-name="P1" draw:layer="layout" draw:type="line" svg:x1="13.07cm" svg:y1="4.25cm" svg:x2="15.114cm" svg:y2="6.155cm" draw:start-shape="id2" draw:start-glue-point="1" draw:end-shape="id4" draw:end-glue-point="3" svg:d="m13070 4250 2044 1905" svg:viewBox="0 0 2045 1906">
          <text:p/>
        </draw:connector>
        <draw:connector draw:style-name="gr10" draw:text-style-name="P1" draw:layer="layout" draw:type="line" svg:x1="15.114cm" svg:y1="6.155cm" svg:x2="13.07cm" svg:y2="7.425cm" draw:start-shape="id4" draw:start-glue-point="3" draw:end-shape="id5" draw:end-glue-point="1" svg:d="m15114 6155-2044 1270" svg:viewBox="0 0 2045 1271">
          <text:p/>
        </draw:connector>
        <draw:connector draw:style-name="gr10" draw:text-style-name="P1" draw:layer="layout" draw:type="line" svg:x1="7.99cm" svg:y1="7.425cm" svg:x2="5.765cm" svg:y2="6.427cm" draw:start-shape="id5" draw:start-glue-point="3" draw:end-shape="id1" draw:end-glue-point="1" svg:d="m7990 7425-2225-998" svg:viewBox="0 0 2226 999">
          <text:p/>
        </draw:connector>
        <draw:connector draw:style-name="gr10" draw:text-style-name="P1" draw:layer="layout" draw:type="line" svg:x1="7.99cm" svg:y1="7.425cm" svg:x2="5.765cm" svg:y2="7.872cm" draw:start-shape="id5" draw:start-glue-point="3" draw:end-shape="id3" draw:end-glue-point="1" svg:d="m7990 7425-2225 447" svg:viewBox="0 0 2226 448">
          <text:p/>
        </draw:connector>
        <draw:connector draw:style-name="gr10" draw:text-style-name="P1" draw:layer="layout" draw:type="line" svg:x1="7.99cm" svg:y1="10.5cm" svg:x2="5.765cm" svg:y2="6.427cm" draw:start-shape="id6" draw:start-glue-point="3" draw:end-shape="id1" draw:end-glue-point="1" svg:d="m7990 10500-2225-4073" svg:viewBox="0 0 2226 4074">
          <text:p/>
        </draw:connector>
        <draw:connector draw:style-name="gr10" draw:text-style-name="P1" draw:layer="layout" draw:type="line" svg:x1="7.99cm" svg:y1="10.5cm" svg:x2="5.765cm" svg:y2="7.872cm" draw:start-shape="id6" draw:start-glue-point="3" draw:end-shape="id3" draw:end-glue-point="1" svg:d="m7990 10500-2225-2628" svg:viewBox="0 0 2226 2629">
          <text:p/>
        </draw:connector>
        <draw:connector draw:style-name="gr10" draw:text-style-name="P1" draw:layer="layout" draw:type="line" svg:x1="5.765cm" svg:y1="7.872cm" svg:x2="7.99cm" svg:y2="10.5cm" draw:start-shape="id3" draw:start-glue-point="1" draw:end-shape="id6" draw:end-glue-point="3" svg:d="m5765 7872 2225 2628" svg:viewBox="0 0 2226 2629">
          <text:p/>
        </draw:connector>
        <draw:connector draw:style-name="gr10" draw:text-style-name="P1" draw:layer="layout" draw:type="line" svg:x1="5.765cm" svg:y1="6.427cm" svg:x2="7.99cm" svg:y2="10.5cm" draw:start-shape="id1" draw:start-glue-point="1" draw:end-shape="id6" svg:d="m5765 6427 2225 4073" svg:viewBox="0 0 2226 4074">
          <text:p/>
        </draw:connector>
        <draw:connector draw:style-name="gr11" draw:text-style-name="P1" draw:layer="layout" draw:type="line" svg:x1="13.07cm" svg:y1="10.5cm" svg:x2="15.114cm" svg:y2="6.155cm" draw:start-shape="id6" draw:start-glue-point="1" draw:end-shape="id4" svg:d="m13070 10500 2044-4345" svg:viewBox="0 0 2045 4346">
          <text:p/>
        </draw:connector>
        <draw:connector draw:style-name="gr10" draw:text-style-name="P1" draw:layer="layout" draw:type="line" svg:x1="17.654cm" svg:y1="7.425cm" svg:x2="22.36cm" svg:y2="8.49cm" draw:start-shape="id4" draw:start-glue-point="2" draw:end-shape="id7" draw:end-glue-point="0" svg:d="m17654 7425 4706 1065" svg:viewBox="0 0 4707 1066">
          <text:p/>
        </draw:connector>
        <draw:connector draw:style-name="gr10" draw:text-style-name="P1" draw:layer="layout" draw:type="line" svg:x1="22.36cm" svg:y1="11.03cm" svg:x2="19.654cm" svg:y2="12.17cm" draw:start-shape="id7" draw:start-glue-point="2" draw:end-shape="id8" draw:end-glue-point="0" svg:d="m22360 11030-2706 1140" svg:viewBox="0 0 2707 1141">
          <text:p/>
        </draw:connector>
        <draw:custom-shape draw:style-name="gr4" draw:text-style-name="P3" xml:id="id9" draw:id="id9" draw:layer="layout" svg:width="5.08cm" svg:height="2.54cm" svg:x="11.66cm" svg:y="14.605cm">
          <text:p text:style-name="P1"><text:span text:style-name="T4">Call Benchmark Tool</text:span></text:p>
          <text:p text:style-name="P1"><text:span text:style-name="T8">Tool for easily sending a service call to the benchmark server by passing in .cfg fil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0" draw:id="id10" draw:layer="layout" svg:width="4.978cm" svg:height="1.095cm" svg:x="17.177cm" svg:y="15.328cm">
          <text:p text:style-name="P7"><text:span text:style-name="T5">Service Call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19.654cm" svg:y1="13.265cm" svg:x2="14.2cm" svg:y2="14.605cm" draw:start-shape="id8" draw:start-glue-point="2" draw:end-shape="id9" draw:end-glue-point="0" svg:d="m19654 13265-5454 1340" svg:viewBox="0 0 5455 1341">
          <text:p/>
        </draw:connector>
        <draw:connector draw:style-name="gr10" draw:text-style-name="P1" draw:layer="layout" draw:type="line" svg:x1="19.654cm" svg:y1="13.265cm" svg:x2="19.666cm" svg:y2="15.328cm" draw:start-shape="id8" draw:start-glue-point="2" draw:end-shape="id10" draw:end-glue-point="0" svg:d="m19654 13265 12 2063" svg:viewBox="0 0 13 2064">
          <text:p/>
        </draw:connector>
        <draw:connector draw:style-name="gr13" draw:text-style-name="P1" draw:layer="layout" draw:type="line" svg:x1="14.2cm" svg:y1="17.145cm" svg:x2="14.605cm" svg:y2="19.05cm" draw:start-shape="id9" draw:start-glue-point="2" draw:end-shape="id11" draw:end-glue-point="0" svg:d="m14200 17145 405 1905" svg:viewBox="0 0 406 1906">
          <text:p/>
        </draw:connector>
        <draw:connector draw:style-name="gr10" draw:text-style-name="P1" draw:layer="layout" draw:type="line" svg:x1="19.666cm" svg:y1="16.423cm" svg:x2="14.605cm" svg:y2="19.05cm" draw:start-shape="id10" draw:start-glue-point="2" draw:end-shape="id11" draw:end-glue-point="0" svg:d="m19666 16423-5061 2627" svg:viewBox="0 0 5062 2628">
          <text:p/>
        </draw:connector>
        <draw:connector draw:style-name="gr13" draw:text-style-name="P1" draw:layer="layout" draw:type="line" svg:x1="17.145cm" svg:y1="20.32cm" svg:x2="18.466cm" svg:y2="20.232cm" draw:start-shape="id11" draw:start-glue-point="1" draw:end-shape="id12" draw:end-glue-point="3" svg:d="m17145 20320 1321-88" svg:viewBox="0 0 1322 89">
          <text:p/>
        </draw:connector>
        <draw:connector draw:style-name="gr13" draw:text-style-name="P1" draw:layer="layout" draw:type="line" svg:x1="20.955cm" svg:y1="20.78cm" svg:x2="20.955cm" svg:y2="21.59cm" draw:start-shape="id12" draw:start-glue-point="2" draw:end-shape="id13" draw:end-glue-point="0" svg:d="m20955 20780v810" svg:viewBox="0 0 1 811">
          <text:p/>
        </draw:connector>
        <draw:connector draw:style-name="gr13" draw:text-style-name="P1" draw:layer="layout" draw:type="line" svg:x1="20.955cm" svg:y1="24.13cm" svg:x2="20.955cm" svg:y2="24.94cm" draw:start-shape="id13" draw:start-glue-point="2" draw:end-shape="id14" draw:end-glue-point="0" svg:d="m20955 24130v810" svg:viewBox="0 0 1 811">
          <text:p/>
        </draw:connector>
        <draw:custom-shape draw:style-name="gr14" draw:text-style-name="P3" xml:id="id15" draw:id="id15" draw:layer="layout" svg:width="5.08cm" svg:height="2.54cm" svg:x="14.319cm" svg:y="8.489cm">
          <text:p text:style-name="P1"><text:span text:style-name="T4">User Generated</text:span></text:p>
          <text:p text:style-name="P1"><text:span text:style-name="T8">Create By Hand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16.859cm" svg:y1="11.029cm" svg:x2="19.654cm" svg:y2="12.17cm" draw:start-shape="id15" draw:start-glue-point="2" draw:end-shape="id8" draw:end-glue-point="0" svg:d="m16859 11029 2795 1141" svg:viewBox="0 0 2796 11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3-03-31T16:31:40</dc:date>
    <dc:creator>David Coleman</dc:creator>
    <meta:editing-duration>P1DT8H9M49S</meta:editing-duration>
    <meta:editing-cycles>38</meta:editing-cycles>
    <meta:generator>LibreOffice/3.5$Linux_X86_64 LibreOffice_project/350m1$Build-2</meta:generator>
    <meta:printed-by>David Coleman</meta:printed-by>
    <meta:print-date>2013-03-24T22:32:39</meta:print-date>
    <meta:document-statistic meta:object-count="46"/>
  </office:meta>
</office:document-meta>
</file>